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Text_20_body">
      <style:text-properties officeooo:rsid="00116c78" officeooo:paragraph-rsid="00116c78"/>
    </style:style>
    <style:style style:name="P2" style:family="paragraph" style:parent-style-name="Text_20_body">
      <style:text-properties officeooo:paragraph-rsid="0014d0e1"/>
    </style:style>
    <style:style style:name="P3" style:family="paragraph" style:parent-style-name="Heading_20_1">
      <style:text-properties officeooo:rsid="0014d0e1" officeooo:paragraph-rsid="0014d0e1"/>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paragraph-properties fo:margin-top="0in" fo:margin-bottom="0in" style:contextual-spacing="false"/>
    </style:style>
    <style:style style:name="P10" style:family="paragraph" style:parent-style-name="Text_20_body">
      <style:text-properties officeooo:rsid="0013a923" officeooo:paragraph-rsid="0013a923"/>
    </style:style>
    <style:style style:name="P11" style:family="paragraph" style:parent-style-name="Text_20_body">
      <style:text-properties officeooo:rsid="0015f31e" officeooo:paragraph-rsid="0015f31e"/>
    </style:style>
    <style:style style:name="T1" style:family="text">
      <style:text-properties officeooo:rsid="0014d0e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ndom Topics</text:p>
      <text:p text:style-name="P1"/>
      <text:h text:style-name="P3" text:outline-level="1">Bra Ket Notation</text:h>
      <text:p text:style-name="Text_20_body"><text:span text:style-name="T1">Q</text:span>uantum mechanics<text:span text:style-name="T1"> </text:span>uses Dirac's bra-ket notation.</text:p>
      <text:list text:style-name="L1">
        <text:list-item>
          <text:p text:style-name="P6"><text:span text:style-name="Strong_20_Emphasis">|w&gt;</text:span>: This is called a "ket" and represents a vector in a complex Hilbert space. It corresponds to a quantum state.</text:p>
        </text:list-item>
        <text:list-item>
          <text:p text:style-name="P5"><text:span text:style-name="Strong_20_Emphasis">&lt;w|</text:span>: This is called a "bra" and is the dual of the ket |w&gt;. It represents a linear functional on the Hilbert space.</text:p>
        </text:list-item>
      </text:list>
      <text:h text:style-name="Heading_20_3" text:outline-level="3">The Difference Between |w&gt;&lt;w| and &lt;w|w&gt;</text:h>
      <text:list text:style-name="L2">
        <text:list-item>
          <text:p text:style-name="P7"><text:span text:style-name="Strong_20_Emphasis">&lt;w|w&gt;</text:span>: This is the inner product of the ket |w&gt; with itself. It's a scalar quantity and represents the probability amplitude of finding the system in the state |w&gt;. In other words, it's a number.</text:p>
        </text:list-item>
        <text:list-item>
          <text:p text:style-name="P7"><text:span text:style-name="Strong_20_Emphasis">|w&gt;&lt;w|</text:span>: This is an outer product of the ket |w&gt; and its corresponding bra &lt;w|. It represents an operator, specifically a projection operator. It projects any state onto the state |w&gt;. In other words, it's a matrix.</text:p>
        </text:list-item>
      </text:list>
      <text:h text:style-name="Heading_20_3" text:outline-level="3">Why Use |w&gt;&lt;w|?</text:h>
      <text:list text:style-name="L3">
        <text:list-item>
          <text:p text:style-name="P9"><text:span text:style-name="Strong_20_Emphasis">Projection:</text:span> As mentioned, |w&gt;&lt;w| projects any state onto the state |w&gt;. This is fundamental in quantum mechanics for measurements and state preparation.</text:p>
        </text:list-item>
        <text:list-item>
          <text:p text:style-name="P9"><text:span text:style-name="Strong_20_Emphasis">Density Operators:</text:span> These are often expressed as sums of outer products, like |w&gt;&lt;w|. They provide a general description of quantum states, including mixed states.</text:p>
        </text:list-item>
        <text:list-item>
          <text:p text:style-name="P8"><text:span text:style-name="Strong_20_Emphasis">Quantum Optics:</text:span> In quantum optics, outer products are used to represent photon number states and coherent states.</text:p>
        </text:list-item>
      </text:list>
      <text:h text:style-name="Heading_20_3" text:outline-level="3"><text:soft-page-break/>In Summary</text:h>
      <text:p text:style-name="Text_20_body">The key difference between |w&gt;&lt;w| and &lt;w|w&gt; lies in their nature: one is an operator (projection operator), while the other is a scalar (probability amplitude). The choice of representation depends on the specific context and the desired operation within the quantum mechanical framework.</text:p>
      <text:p text:style-name="P2"/>
      <text:h text:style-name="Heading_20_1" text:outline-level="1">Wave Functions</text:h>
      <text:h text:style-name="Heading_20_1" text:outline-level="1">Fourier Transformations</text:h>
      <text:p text:style-name="Text_20_body">In physics, engineering and mathematics, the Fourier transform (FT) is an integral transform that takes a function as input and outputs another function that describes the extent to which various frequencies are present in the original function. The output of the transform is a complex-valued function of frequency. The term Fourier transform refers to both this complex-valued function and the mathematical operation. When a distinction needs to be made the Fourier transform is sometimes called the frequency domain representation of the original function. The Fourier transform is analogous to decomposing the sound of a musical chord into the intensities of its constituent pitches.</text:p>
      <text:p text:style-name="Text_20_body">Functions that are localized in the time domain have Fourier transforms that are spread out across the frequency domain and vice versa, a phenomenon known as the uncertainty principle. The critical case for this principle is the Gaussian function, of substantial importance in probability theory and statistics as well as in the study of physical phenomena exhibiting normal distribution (e.g., diffusion). The Fourier transform of a Gaussian function is another Gaussian function. Joseph Fourier introduced the transform in his study of heat transfer, where Gaussian functions appear as solutions of the heat equation.</text:p>
      <text:p text:style-name="Text_20_body"><text:soft-page-break/>The Fourier transform can be formally defined as an improper Riemann integral, making it an integral transform, although this definition is not suitable for many applications requiring a more sophisticated integration theory.[note 1] For example, many relatively simple applications use the Dirac delta function, which can be treated formally as if it were a function, but the justification requires a mathematically more sophisticated viewpoint.[note 2]</text:p>
      <text:p text:style-name="Text_20_body">The Fourier transform can also be generalized to functions of several variables on Euclidean space, sending a function of 3-dimensional 'position space' to a function of 3-dimensional momentum (or a function of space and time to a function of 4-momentum). This idea makes the spatial Fourier transform very natural in the study of waves, as well as in quantum mechanics, where it is important to be able to represent wave solutions as functions of either position or momentum and sometimes both. In general, functions to which Fourier methods are applicable are complex-valued, and possibly vector-valued.[note 3] Still further generalization is possible to functions on groups, which, besides the original Fourier transform on R or Rn, notably includes the discrete-time Fourier transform (DTFT, group = Z), the discrete Fourier transform (DFT, group = Z mod N) and the Fourier series or circular Fourier transform (group = S1, the unit circle ≈ closed finite interval with endpoints identified). The latter is routinely employed to handle periodic functions. The fast Fourier transform (FFT) is an algorithm for computing the DFT. </text:p>
      <text:p text:style-name="P10"/>
      <text:h text:style-name="P4" text:outline-level="1">Gaussian Integrals</text:h>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99in" fo:page-height="8.2701in" style:num-format="1" style:print-orientation="portrait" fo:margin-top="0.25in" fo:margin-bottom="0.25in" fo:margin-left="0.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3:16:40.707607217</meta:creation-date>
    <dc:date>2024-08-28T00:15:55.423784094</dc:date>
    <meta:editing-duration>P3DT3H43M28S</meta:editing-duration>
    <meta:editing-cycles>10</meta:editing-cycles>
    <meta:generator>LibreOffice/7.5.9.2$Linux_X86_64 LibreOffice_project/50$Build-2</meta:generator>
    <meta:document-statistic meta:table-count="0" meta:image-count="0" meta:object-count="0" meta:page-count="4" meta:paragraph-count="21" meta:word-count="695" meta:character-count="4449" meta:non-whitespace-character-count="3781"/>
  </office:meta>
</office:document-meta>
</file>